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52.56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2" style:family="table-column">
      <style:table-column-properties fo:break-before="auto" style:column-width="101.91pt"/>
    </style:style>
    <style:style style:name="co93" style:family="table-column">
      <style:table-column-properties fo:break-before="auto" style:column-width="82.29pt"/>
    </style:style>
    <style:style style:name="co94" style:family="table-column">
      <style:table-column-properties fo:break-before="auto" style:column-width="68.94pt"/>
    </style:style>
    <style:style style:name="co95" style:family="table-column">
      <style:table-column-properties fo:break-before="auto" style:column-width="64.8pt"/>
    </style:style>
    <style:style style:name="co96" style:family="table-column">
      <style:table-column-properties fo:break-before="auto" style:column-width="94.65pt"/>
    </style:style>
    <style:style style:name="co97" style:family="table-column">
      <style:table-column-properties fo:break-before="auto" style:column-width="88.5pt"/>
    </style:style>
    <style:style style:name="co123" style:family="table-column">
      <style:table-column-properties fo:break-before="auto" style:column-width="76.1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23"/>
        <table:table-column table:style-name="co127" table:default-cell-style-name="ce123"/>
        <table:table-column table:style-name="co128" table:default-cell-style-name="ce147"/>
        <table:table-column table:style-name="co129" table:default-cell-style-name="ce123"/>
        <table:table-column table:style-name="co130" table:default-cell-style-name="ce123"/>
        <table:table-column table:style-name="co131" table:default-cell-style-name="ce120"/>
        <table:table-column table:style-name="co129" table:default-cell-style-name="ce123"/>
        <table:table-column table:style-name="co130" table:default-cell-style-name="ce123"/>
        <table:table-column table:style-name="co131" table:default-cell-style-name="ce123"/>
        <table:table-column table:style-name="co132" table:default-cell-style-name="ce130"/>
        <table:table-row table:style-name="ro1">
          <table:table-cell table:style-name="ce105" office:value-type="string" calcext:value-type="string">
            <text:p>Hero</text:p>
          </table:table-cell>
          <table:table-cell table:style-name="ce124" office:value-type="string" calcext:value-type="string" table:number-columns-spanned="2" table:number-rows-spanned="1">
            <text:p>Starting Items</text:p>
          </table:table-cell>
          <table:covered-table-cell table:style-name="ce144"/>
          <table:table-cell table:style-name="ce124" office:value-type="string" calcext:value-type="string" table:number-columns-spanned="3" table:number-rows-spanned="1">
            <text:p>Core Items</text:p>
          </table:table-cell>
          <table:covered-table-cell table:style-name="ce105"/>
          <table:covered-table-cell/>
          <table:table-cell table:style-name="ce12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1">
          <table:table-cell table:style-name="ce106" office:value-type="string" calcext:value-type="string">
            <text:p><text:s/>npc_dota_hero_phantom_assassin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5" office:value-type="string" calcext:value-type="string">
            <text:p>item_desolator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monkey_king_bar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07" office:value-type="string" calcext:value-type="string">
            <text:p>npc_dota_hero_chaos_knight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5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4" office:value-type="string" calcext:value-type="string">
            <text:p>item_echo_sabre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heart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08" office:value-type="string" calcext:value-type="string">
            <text:p>npc_dota_hero_crystal_maide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glimmer_cape</text:p>
          </table:table-cell>
          <table:table-cell table:style-name="ce135"/>
          <table:table-cell table:style-name="ce113" office:value-type="string" calcext:value-type="string">
            <text:p>item_aether_lens</text:p>
          </table:table-cell>
          <table:table-cell table:style-name="ce113" office:value-type="string" calcext:value-type="string">
            <text:p>item_rod_of_atos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lotus_orb</text:p>
          </table:table-cell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table:style-name="ce126" office:value-type="string" calcext:value-type="string">
            <text:p>set_starting_ranged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invis_sword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9" office:value-type="string" calcext:value-type="string">
            <text:p>item_mjollnir</text:p>
          </table:table-cell>
          <table:table-cell table:style-name="ce109"/>
        </table:table-row>
        <table:table-row table:style-name="ro1">
          <table:table-cell table:style-name="ce113" office:value-type="string" calcext:value-type="string">
            <text:p>npc_dota_hero_juggernaut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5" office:value-type="string" calcext:value-type="string">
            <text:p>item_bfury</text:p>
          </table:table-cell>
          <table:table-cell table:style-name="ce133" office:value-type="string" calcext:value-type="string">
            <text:p>item_manta</text:p>
          </table:table-cell>
          <table:table-cell table:style-name="ce108"/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abyssal_blade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lich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aether_lens</text:p>
          </table:table-cell>
          <table:table-cell table:style-name="ce135"/>
          <table:table-cell table:style-name="ce113" office:value-type="string" calcext:value-type="string">
            <text:p>item_force_staff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sheepstick</text:p>
          </table:table-cell>
          <table:table-cell table:style-name="ce114" office:value-type="string" calcext:value-type="string">
            <text:p>item_rod_of_atos</text:p>
          </table:table-cell>
        </table:table-row>
        <table:table-row table:style-name="ro1">
          <table:table-cell table:style-name="ce113" office:value-type="string" calcext:value-type="string">
            <text:p>npc_dota_hero_lio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3" office:value-type="string" calcext:value-type="string">
            <text:p>item_blink</text:p>
          </table:table-cell>
          <table:table-cell table:style-name="ce133"/>
          <table:table-cell table:style-name="ce113" office:value-type="string" calcext:value-type="string">
            <text:p>item_aether_lens</text:p>
          </table:table-cell>
          <table:table-cell table:style-name="ce114" office:value-type="string" calcext:value-type="string">
            <text:p>item_glimmer_cape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force_staff</text:p>
          </table:table-cell>
        </table:table-row>
        <table:table-row table:style-name="ro1">
          <table:table-cell table:style-name="ce107" office:value-type="string" calcext:value-type="string">
            <text:p>npc_dota_hero_phantom_lancer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5" office:value-type="string" calcext:value-type="string">
            <text:p>item_ring_of_aquila</text:p>
          </table:table-cell>
          <table:table-cell table:style-name="ce148" office:value-type="string" calcext:value-type="string">
            <text:p>item_diffusal_blade</text:p>
          </table:table-cell>
          <table:table-cell table:style-name="ce113" office:value-type="string" calcext:value-type="string">
            <text:p>item_manta</text:p>
          </table:table-cell>
          <table:table-cell table:style-name="ce109" office:value-type="string" calcext:value-type="string">
            <text:p>item_heart</text:p>
          </table:table-cell>
          <table:table-cell table:style-name="ce108" office:value-type="string" calcext:value-type="string">
            <text:p>item_butterfly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shadow_shama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3" office:value-type="string" calcext:value-type="string">
            <text:p>item_aether_lens</text:p>
          </table:table-cell>
          <table:table-cell table:style-name="ce133"/>
          <table:table-cell table:style-name="ce113" office:value-type="string" calcext:value-type="string">
            <text:p><text:s text:c="2"/>item_ultimate_scepter</text:p>
          </table:table-cell>
          <table:table-cell table:style-name="ce114" office:value-type="string" calcext:value-type="string">
            <text:p>item_refresher</text:p>
          </table:table-cell>
          <table:table-cell table:style-name="ce114" office:value-type="string" calcext:value-type="string">
            <text:p>item_glimmer_cape</text:p>
          </table:table-cell>
          <table:table-cell table:style-name="ce114" office:value-type="string" calcext:value-type="string">
            <text:p>item_lotus_orb</text:p>
          </table:table-cell>
        </table:table-row>
        <table:table-row table:style-name="ro1">
          <table:table-cell table:style-name="ce114" office:value-type="string" calcext:value-type="string">
            <text:p>npc_dota_hero_skeleton_king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<text:s text:c="2"/>item_radiance</text:p>
          </table:table-cell>
          <table:table-cell table:style-name="ce113" office:value-type="string" calcext:value-type="string">
            <text:p>item_assault</text:p>
          </table:table-cell>
          <table:table-cell table:style-name="ce109" office:value-type="string" calcext:value-type="string">
            <text:p>item_heart</text:p>
          </table:table-cell>
          <table:table-cell table:style-name="ce109"/>
        </table:table-row>
        <table:table-row table:style-name="ro1">
          <table:table-cell table:style-name="ce108" office:value-type="string" calcext:value-type="string">
            <text:p>npc_dota_hero_sniper</text:p>
          </table:table-cell>
          <table:table-cell table:style-name="ce126" office:value-type="string" calcext:value-type="string">
            <text:p>set_starting_ranged</text:p>
          </table:table-cell>
          <table:table-cell table:style-name="ce132"/>
          <table:table-cell table:style-name="ce133" office:value-type="string" calcext:value-type="string">
            <text:p><text:s text:c="2"/>item_mask_of_madness</text:p>
          </table:table-cell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item_hurricane_pike</text:p>
          </table:table-cell>
          <table:table-cell table:style-name="ce114" office:value-type="string" calcext:value-type="string">
            <text:p>item_mjollnir</text:p>
          </table:table-cell>
          <table:table-cell table:style-name="ce113" office:value-type="string" calcext:value-type="string">
            <text:p>item_invis_sword</text:p>
          </table:table-cell>
          <table:table-cell table:style-name="ce109" office:value-type="string" calcext:value-type="string">
            <text:p>item_greater_crit</text:p>
          </table:table-cell>
          <table:table-cell table:style-name="ce108" office:value-type="string" calcext:value-type="string">
            <text:p>item_butterfly</text:p>
          </table:table-cell>
        </table:table-row>
        <table:table-row table:style-name="ro1">
          <table:table-cell table:style-name="ce113" office:value-type="string" calcext:value-type="string">
            <text:p>npc_dota_hero_sven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echo_sabre</text:p>
          </table:table-cell>
          <table:table-cell table:style-name="ce11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satanic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14" office:value-type="string" calcext:value-type="string">
            <text:p>npc_dota_hero_ursa</text:p>
          </table:table-cell>
          <table:table-cell table:style-name="ce126" office:value-type="string" calcext:value-type="string">
            <text:p>set_starting_melee</text:p>
          </table:table-cell>
          <table:table-cell table:style-name="ce146" office:value-type="string" calcext:value-type="string">
            <text:p><text:s text:c="2"/>item_lifesteal</text:p>
          </table:table-cell>
          <table:table-cell table:style-name="ce148" office:value-type="string" calcext:value-type="string">
            <text:p>item_phase_boots</text:p>
          </table:table-cell>
          <table:table-cell table:style-name="ce148" office:value-type="string" calcext:value-type="string">
            <text:p>item_vladmir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monkey_king_bar</text:p>
          </table:table-cell>
          <table:table-cell table:style-name="ce109" office:value-type="string" calcext:value-type="string">
            <text:p>item_skadi</text:p>
          </table:table-cell>
          <table:table-cell table:style-name="ce108" office:value-type="string" calcext:value-type="string">
            <text:p>item_abyssal_blade</text:p>
          </table:table-cell>
        </table:table-row>
        <table:table-row table:style-name="ro1">
          <table:table-cell table:style-name="ce107" office:value-type="string" calcext:value-type="string">
            <text:p>npc_dota_hero_warlock</text:p>
          </table:table-cell>
          <table:table-cell table:style-name="ce132" office:value-type="string" calcext:value-type="string">
            <text:p>set_starting_nuker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5" office:value-type="string" calcext:value-type="string">
            <text:p>item_hand_of_midas</text:p>
          </table:table-cell>
          <table:table-cell table:style-name="ce133" office:value-type="string" calcext:value-type="string">
            <text:p>item_ultimate_scepter</text:p>
          </table:table-cell>
          <table:table-cell table:style-name="ce113" office:value-type="string" calcext:value-type="string">
            <text:p>item_force_staff</text:p>
          </table:table-cell>
          <table:table-cell table:style-name="ce114" office:value-type="string" calcext:value-type="string">
            <text:p>item_refresher</text:p>
          </table:table-cell>
          <table:table-cell table:style-name="ce109" office:value-type="string" calcext:value-type="string">
            <text:p>item_octarine_core</text:p>
          </table:table-cell>
          <table:table-cell table:style-name="ce114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16"/>
          <table:table-cell table:number-columns-repeated="2"/>
          <table:table-cell table:style-name="ce12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0"/>
          <table:table-cell table:number-columns-repeated="5"/>
        </table:table-row>
        <table:table-row table:style-name="ro1">
          <table:table-cell table:number-columns-repeated="6"/>
          <table:table-cell table:style-name="ce120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88"/>
        <table:table-column table:style-name="co99" table:default-cell-style-name="ce88"/>
        <table:table-column table:style-name="co100" table:default-cell-style-name="ce88"/>
        <table:table-column table:style-name="co101" table:default-cell-style-name="ce88"/>
        <table:table-column table:style-name="co102" table:default-cell-style-name="ce88"/>
        <table:table-column table:style-name="co16" table:number-columns-repeated="995" table:default-cell-style-name="ce102"/>
        <table:table-row table:style-name="ro1">
          <table:table-cell table:style-name="ce77" office:value-type="string" calcext:value-type="string">
            <text:p>Skill Name</text:p>
          </table:table-cell>
          <table:table-cell table:style-name="ce89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89"/>
          <table:table-cell table:number-columns-repeated="995"/>
        </table:table-row>
        <table:table-row table:style-name="ro1">
          <table:table-cell table:style-name="ce83" office:value-type="string" calcext:value-type="string">
            <text:p>chaos_knight_chaos_bolt</text:p>
          </table:table-cell>
          <table:table-cell table:style-name="ce84" office:value-type="string" calcext:value-type="string">
            <text:p>stun</text:p>
          </table:table-cell>
          <table:table-cell table:number-columns-repeated="3" table:style-name="ce85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chaos_knight_phantasm</text:p>
          </table:table-cell>
          <table:table-cell table:style-name="ce84" office:value-type="string" calcext:value-type="string">
            <text:p>illusions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chaos_knight_reality_rift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2">
          <table:table-cell table:style-name="ce80" office:value-type="string" calcext:value-type="string">
            <text:p>crystal_maiden_crystal_nova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crystal_maiden_freezing_field</text:p>
          </table:table-cell>
          <table:table-cell table:style-name="ce84" office:value-type="string" calcext:value-type="string">
            <text:p>aoe_self_ul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crystal_maiden_frostbit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frost_arrows </text:p>
          </table:table-cell>
          <table:table-cell table:style-name="ce85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trueshot </text:p>
          </table:table-cell>
          <table:table-cell table:style-name="ce84" office:value-type="string" calcext:value-type="string">
            <text:p>creeps_buf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wave_of_silence </text:p>
          </table:table-cell>
          <table:table-cell table:style-name="ce84" office:value-type="string" calcext:value-type="string">
            <text:p>silen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lin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ourier</text:p>
          </table:table-cell>
          <table:table-cell table:style-name="ce131" office:value-type="string" calcext:value-type="string">
            <text:p>alway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glimmer_cape</text:p>
          </table:table-cell>
          <table:table-cell table:style-name="ce85" office:value-type="string" calcext:value-type="string">
            <text:p>invisibility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lotus_orb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rod_of_atos</text:p>
          </table:table-cell>
          <table:table-cell table:style-name="ce85" office:value-type="string" calcext:value-type="string">
            <text:p>roo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sheepstick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blade_fury</text:p>
          </table:table-cell>
          <table:table-cell table:style-name="ce84" office:value-type="string" calcext:value-type="string">
            <text:p>aoe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healing_ward </text:p>
          </table:table-cell>
          <table:table-cell table:style-name="ce84" office:value-type="string" calcext:value-type="string">
            <text:p>heal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omni_slas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chain_frost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dark_ritual</text:p>
          </table:table-cell>
          <table:table-cell table:style-name="ce84" office:value-type="string" calcext:value-type="string">
            <text:p>ally_creep_sacrifi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armor</text:p>
          </table:table-cell>
          <table:table-cell table:style-name="ce84" office:value-type="string" calcext:value-type="string">
            <text:p>physical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nova</text:p>
          </table:table-cell>
          <table:table-cell table:style-name="ce85" office:value-type="string" calcext:value-type="string">
            <text:p>stun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lion_finger_of_deat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impal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mana_drain</text:p>
          </table:table-cell>
          <table:table-cell table:style-name="ce84" office:value-type="string" calcext:value-type="string">
            <text:p>mana_drain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lion_voodoo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phantom_strike 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stifling_dagger </text:p>
          </table:table-cell>
          <table:table-cell table:style-name="ce85" office:value-type="string" calcext:value-type="string">
            <text:p>nuk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doppelwal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phantom_edge</text:p>
          </table:table-cell>
          <table:table-cell table:style-name="ce84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spirit_lance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ether_shock 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mass_serpent_ward </text:p>
          </table:table-cell>
          <table:table-cell table:style-name="ce84" office:value-type="string" calcext:value-type="string">
            <text:p>attack_ward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shackles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voodoo 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3" office:value-type="string" calcext:value-type="string">
            <text:p>skeleton_king_hellfire_blast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assassinate</text:p>
          </table:table-cell>
          <table:table-cell table:style-name="ce84" office:value-type="string" calcext:value-type="string">
            <text:p>nuke_last_hi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shrapnel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gods_strength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sven_storm_bolt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warcry</text:p>
          </table:table-cell>
          <table:table-cell table:style-name="ce84" office:value-type="string" calcext:value-type="string">
            <text:p>physical_protection_buff_aoe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arthshock </text:p>
          </table:table-cell>
          <table:table-cell table:style-name="ce84" office:value-type="string" calcext:value-type="string">
            <text:p>aoe_short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nrage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overpower</text:p>
          </table:table-cell>
          <table:table-cell table:style-name="ce84" office:value-type="string" calcext:value-type="string">
            <text:p>attack_buff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fatal_bonds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rain_of_chaos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shadow_word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upheaval</text:p>
          </table:table-cell>
          <table:table-cell table:style-name="ce84" office:value-type="string" calcext:value-type="string">
            <text:p>nuke_ao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item_tango</text:p>
          </table:table-cell>
          <table:table-cell table:style-name="ce85" office:value-type="string" calcext:value-type="string">
            <text:p>tango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larity</text:p>
          </table:table-cell>
          <table:table-cell table:style-name="ce84" office:value-type="string" calcext:value-type="string">
            <text:p>mana_regen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stick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wand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<text:s text:c="2"/>item_black_king_bar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rmlet</text:p>
          </table:table-cell>
          <table:table-cell table:style-name="ce84" office:value-type="string" calcext:value-type="string">
            <text:p>attack_toggl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sk_of_madness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phase_boots</text:p>
          </table:table-cell>
          <table:table-cell table:style-name="ce84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utterfly</text:p>
          </table:table-cell>
          <table:table-cell table:style-name="ce85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satanic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invis_sword</text:p>
          </table:table-cell>
          <table:table-cell table:style-name="ce84" office:value-type="string" calcext:value-type="string">
            <text:p>invisibility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nta</text:p>
          </table:table-cell>
          <table:table-cell table:style-name="ce84" office:value-type="string" calcext:value-type="string">
            <text:p>illusions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diffu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bys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<text:s text:c="2"/>item_hurricane_pike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force_staff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flask</text:p>
          </table:table-cell>
          <table:table-cell table:style-name="ce84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heese</text:p>
          </table:table-cell>
          <table:table-cell table:style-name="ce85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108" table:default-cell-style-name="ce115"/>
        <table:table-column table:style-name="co109" table:default-cell-style-name="ce115"/>
        <table:table-column table:style-name="co101" table:default-cell-style-name="ce115"/>
        <table:table-column table:style-name="co105" table:default-cell-style-name="ce115"/>
        <table:table-column table:style-name="co110" table:default-cell-style-name="ce115"/>
        <table:table-column table:style-name="co111" table:default-cell-style-name="ce115"/>
        <table:table-column table:style-name="co112" table:default-cell-style-name="ce115"/>
        <table:table-column table:style-name="co113" table:default-cell-style-name="ce115"/>
        <table:table-column table:style-name="co114" table:default-cell-style-name="ce115"/>
        <table:table-column table:style-name="co105" table:default-cell-style-name="ce115"/>
        <table:table-column table:style-name="co115" table:default-cell-style-name="ce115"/>
        <table:table-column table:style-name="co116" table:default-cell-style-name="ce115"/>
        <table:table-column table:style-name="co117" table:default-cell-style-name="ce162"/>
        <table:table-column table:style-name="co118" table:default-cell-style-name="ce162"/>
        <table:table-column table:style-name="co119" table:default-cell-style-name="ce115"/>
        <table:table-column table:style-name="co111" table:default-cell-style-name="ce110"/>
        <table:table-column table:style-name="co120" table:default-cell-style-name="ce115"/>
        <table:table-column table:style-name="co16" table:default-cell-style-name="ce115"/>
        <table:table-column table:style-name="co121" table:default-cell-style-name="ce115"/>
        <table:table-column table:style-name="co122" table:default-cell-style-name="ce115"/>
        <table:table-column table:style-name="co121" table:default-cell-style-name="ce115"/>
        <table:table-column table:style-name="co122" table:default-cell-style-name="ce115"/>
        <table:table-column table:style-name="co16" table:number-columns-repeated="995" table:default-cell-style-name="ce152"/>
        <table:table-row table:style-name="ro1">
          <table:table-cell table:style-name="ce168" office:value-type="string" calcext:value-type="string">
            <text:p>Skill Group</text:p>
          </table:table-cell>
          <table:table-cell table:style-name="ce117" office:value-type="string" calcext:value-type="string" table:number-columns-spanned="2" table:number-rows-spanned="1">
            <text:p>Any Mode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Team Fight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TEAM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PUSH_TOWER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ATTACK</text:p>
          </table:table-cell>
          <table:covered-table-cell table:style-name="ce166"/>
          <table:table-cell table:style-name="ce117" office:value-type="string" calcext:value-type="string" table:number-columns-spanned="2" table:number-rows-spanned="1">
            <text:p>BOT_MODE_LANING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BOT_MODE_ROSHAN 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FAR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DEFEND_TOWER</text:p>
          </table:table-cell>
          <table:covered-table-cell table:style-name="ce170"/>
          <table:table-cell table:style-name="ce166" office:value-type="string" calcext:value-type="string" table:number-columns-spanned="2" table:number-rows-spanned="1">
            <text:p>BOT_MODE_DEFEND_ALLY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RETREAT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EVASIVE_MANEUVERS </text:p>
          </table:table-cell>
          <table:covered-table-cell table:style-name="ce166"/>
          <table:table-cell table:number-columns-repeated="995"/>
        </table:table-row>
        <table:table-row table:style-name="ro1">
          <table:table-cell table:style-name="ce100" office:value-type="string" calcext:value-type="string">
            <text:p>ally_creep_sacrifice</text:p>
          </table:table-cell>
          <table:table-cell table:style-name="ce110" office:value-type="string" calcext:value-type="string">
            <text:p>low_hp_ally_creep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always_self</text:p>
          </table:table-cell>
          <table:table-cell table:style-name="ce169" office:value-type="string" calcext:value-type="string">
            <text:p>always_self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number-columns-repeated="2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19" table:number-columns-repeated="7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neutral_creeps_self_aoe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string" calcext:value-type="string">
            <text:p>three_and_more_enemy_creeps_self_aoe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aoe_self_ult</text:p>
          </table:table-cell>
          <table:table-cell table:style-name="ce110" table:number-columns-repeated="2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22" table:number-columns-repeated="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hort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attack_autocast</text:p>
          </table:table-cell>
          <table:table-cell table:style-name="ce110" office:value-type="string" calcext:value-type="string">
            <text:p>autocast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buff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attack_buff_self_ult</text:p>
          </table:table-cell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8" table:number-columns-repeated="4"/>
          <table:table-cell table:style-name="ce136" table:number-columns-repeated="2"/>
          <table:table-cell table:style-name="ce138" table:number-columns-repeated="2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toggle</text:p>
          </table:table-cell>
          <table:table-cell table:style-name="ce110" office:value-type="string" calcext:value-type="string">
            <text:p>toggl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ward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table:number-columns-repeated="4"/>
          <table:table-cell table:style-name="ce136" office:value-type="string" calcext:value-type="string">
            <text:p>attacked_enemy_building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blink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creeps_buff</text:p>
          </table:table-cell>
          <table:table-cell table:style-name="ce110" table:number-columns-repeated="2"/>
          <table:table-cell table:style-name="ce110" office:value-type="string" calcext:value-type="string">
            <text:p>three_and_more_ally_creep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36" office:value-type="string" calcext:value-type="string">
            <text:p>three_and_more_ally_creeps_self_aoe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three_and_more_ally_creeps_self_aoe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heal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6" table:number-columns-repeated="2"/>
          <table:table-cell table:style-name="ce136" office:value-type="string" calcext:value-type="string">
            <text:p>low_hp_ally_hero</text:p>
          </table:table-cell>
          <table:table-cell table:style-name="ce136" table:number-columns-repeated="5"/>
          <table:table-cell table:style-name="ce119" table:number-columns-repeated="4"/>
          <table:table-cell table:style-name="ce161" table:number-columns-repeated="2"/>
          <table:table-cell table:style-name="ce119" table:number-columns-repeated="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charges_self</text:p>
          </table:table-cell>
          <table:table-cell table:style-name="ce110" office:value-type="string" calcext:value-type="string">
            <text:p>low_hp_charges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self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x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04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table:number-columns-repeated="2"/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illusions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_self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magic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1" office:value-type="string" calcext:value-type="string">
            <text:p>mana_drain</text:p>
          </table:table-cell>
          <table:table-cell table:style-name="ce110" table:number-columns-repeated="4"/>
          <table:table-cell table:style-name="ce136" table:number-columns-repeated="4"/>
          <table:table-cell table:style-name="ce138" table:number-columns-repeated="2"/>
          <table:table-cell table:style-name="ce136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61" office:value-type="string" calcext:value-type="string">
            <text:p>use_on_attack_enemy_with_mana_when_low_mp</text:p>
          </table:table-cell>
          <table:table-cell table:style-name="ce161" office:value-type="float" office:value="70" calcext:value-type="float">
            <text:p>70</text:p>
          </table:table-cell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3" office:value-type="string" calcext:value-type="string">
            <text:p>mana_regen_self</text:p>
          </table:table-cell>
          <table:table-cell table:style-name="ce110" office:value-type="string" calcext:value-type="string">
            <text:p>low_m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1" office:value-type="string" calcext:value-type="string">
            <text:p>nuk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99" office:value-type="string" calcext:value-type="string">
            <text:p>nuke_ao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three_and_more_enemy_heroes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heroes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three_and_more_neutral_creeps_aoe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34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nuke_last_hit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physical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0" office:value-type="string" calcext:value-type="string">
            <text:p>physical_protection_buff_aoe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push</text:p>
          </table:table-cell>
          <table:table-cell table:style-name="ce110" table:number-columns-repeated="2"/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1" office:value-type="string" calcext:value-type="string">
            <text:p>root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ilence 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table:number-columns-repeated="2"/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19"/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peedup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stun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tango</text:p>
          </table:table-cell>
          <table:table-cell table:style-name="ce110" office:value-type="string" calcext:value-type="string">
            <text:p>half_hp_tree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chain</text:p>
          </table:table-cell>
          <table:table-cell table:style-name="ce110" table:number-columns-repeated="2"/>
          <table:table-cell table:style-name="ce110" office:value-type="string" calcext:value-type="string">
            <text:p>group_enemy_heroes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group_enemy_heroes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group_enemy_heroes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slow</text:p>
          </table:table-cell>
          <table:table-cell table:style-name="ce110" table:number-columns-repeated="2"/>
          <table:table-cell table:style-name="ce110" office:value-type="string" calcext:value-type="string">
            <text:p>retreat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retreat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19" table:number-columns-repeated="6"/>
          <table:table-cell table:number-columns-repeated="995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64" table:default-cell-style-name="ce178"/>
        <table:table-column table:style-name="co76" table:default-cell-style-name="ce178"/>
        <table:table-column table:style-name="co77" table:default-cell-style-name="ce178"/>
        <table:table-column table:style-name="co78" table:default-cell-style-name="ce178"/>
        <table:table-column table:style-name="co79" table:default-cell-style-name="ce178"/>
        <table:table-column table:style-name="co92" table:default-cell-style-name="ce178"/>
        <table:table-column table:style-name="co90" table:default-cell-style-name="ce178"/>
        <table:table-column table:style-name="co93" table:default-cell-style-name="ce178"/>
        <table:table-column table:style-name="co94" table:default-cell-style-name="ce178"/>
        <table:table-column table:style-name="co77" table:default-cell-style-name="ce178"/>
        <table:table-column table:style-name="co79" table:default-cell-style-name="ce178"/>
        <table:table-column table:style-name="co95" table:default-cell-style-name="ce178"/>
        <table:table-column table:style-name="co79" table:default-cell-style-name="ce178"/>
        <table:table-column table:style-name="co92" table:default-cell-style-name="ce178"/>
        <table:table-column table:style-name="co96" table:default-cell-style-name="ce178"/>
        <table:table-column table:style-name="co97" table:default-cell-style-name="ce178"/>
        <table:table-column table:style-name="co123" table:default-cell-style-name="ce178"/>
        <table:table-column table:style-name="co76" table:default-cell-style-name="ce178"/>
        <table:table-column table:style-name="co77" table:default-cell-style-name="ce178"/>
        <table:table-column table:style-name="co78" table:default-cell-style-name="ce178"/>
        <table:table-column table:style-name="co79" table:default-cell-style-name="ce178"/>
        <table:table-column table:style-name="co92" table:default-cell-style-name="ce178"/>
        <table:table-column table:style-name="co90" table:default-cell-style-name="ce178"/>
        <table:table-column table:style-name="co97" table:default-cell-style-name="ce178"/>
        <table:table-column table:style-name="co123" table:default-cell-style-name="ce178"/>
        <table:table-column table:style-name="co97" table:default-cell-style-name="ce178"/>
        <table:table-column table:style-name="co123" table:default-cell-style-name="ce178"/>
        <table:table-column table:style-name="co16" table:number-columns-repeated="997" table:default-cell-style-name="ce212"/>
        <table:table-row table:style-name="ro1">
          <table:table-cell table:style-name="ce204" office:value-type="string" calcext:value-type="string">
            <text:p>Algorithm</text:p>
          </table:table-cell>
          <table:table-cell table:style-name="ce214" office:value-type="string" calcext:value-type="string" table:number-columns-spanned="2" table:number-rows-spanned="1">
            <text:p>Push TOP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Push MID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Push BOT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Retreat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Roam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Attack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Evasive maneuvers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Laning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Defend TOP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Defend MID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Defend BOT desire</text:p>
          </table:table-cell>
          <table:covered-table-cell table:style-name="ce204"/>
          <table:table-cell table:style-name="ce214" office:value-type="string" calcext:value-type="string" table:number-columns-spanned="2" table:number-rows-spanned="1">
            <text:p>Farm desire</text:p>
          </table:table-cell>
          <table:covered-table-cell table:style-name="ce204"/>
          <table:table-cell table:style-name="ce215" office:value-type="string" calcext:value-type="string" table:number-columns-spanned="2" table:number-rows-spanned="1">
            <text:p>Roshan desire</text:p>
          </table:table-cell>
          <table:covered-table-cell table:style-name="ce204"/>
          <table:table-cell table:style-name="ce213" table:number-columns-repeated="997"/>
        </table:table-row>
        <table:table-row table:style-name="ro1">
          <table:table-cell table:style-name="ce173" office:value-type="string" calcext:value-type="string">
            <text:p>has_buyback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has_level_six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25" calcext:value-type="float">
            <text:p>25</text:p>
          </table:table-cell>
          <table:table-cell table:style-name="ce181" office:value-type="float" office:value="50" calcext:value-type="float">
            <text:p>50</text:p>
          </table:table-cell>
          <table:table-cell table:number-columns-repeated="6" table:style-name="ce181" office:value-type="float" office:value="0" calcext:value-type="float">
            <text:p>0</text:p>
          </table:table-cell>
          <table:table-cell table:style-name="ce181" office:value-type="float" office:value="15" calcext:value-type="float">
            <text:p>15</text:p>
          </table:table-cell>
          <table:table-cell table:style-name="ce181" office:value-type="float" office:value="-20" calcext:value-type="float">
            <text:p>-2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has_low_hp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1" office:value-type="float" office:value="85" calcext:value-type="float">
            <text:p>85</text:p>
          </table:table-cell>
          <table:table-cell table:style-name="ce181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-25" calcext:value-type="float">
            <text:p>-25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30" calcext:value-type="float">
            <text:p>-3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30" calcext:value-type="float">
            <text:p>-3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30" calcext:value-type="float">
            <text:p>-3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50" calcext:value-type="float">
            <text:p>-5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50" calcext:value-type="float">
            <text:p>-5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has_not_full_hp_mp_and_near_fountain</text:p>
          </table:table-cell>
          <table:table-cell table:style-name="ce188" office:value-type="float" office:value="-10" calcext:value-type="float">
            <text:p>-1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10" calcext:value-type="float">
            <text:p>-1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10" calcext:value-type="float">
            <text:p>-10</text:p>
          </table:table-cell>
          <table:table-cell table:style-name="ce188" office:value-type="float" office:value="0" calcext:value-type="float">
            <text:p>0</text:p>
          </table:table-cell>
          <table:table-cell table:style-name="ce181" office:value-type="float" office:value="76" calcext:value-type="float">
            <text:p>76</text:p>
          </table:table-cell>
          <table:table-cell table:style-name="ce181" office:value-type="float" office:value="0" calcext:value-type="float">
            <text:p>0</text:p>
          </table:table-cell>
          <table:table-cell table:style-name="ce188" office:value-type="float" office:value="-10" calcext:value-type="float">
            <text:p>-10</text:p>
          </table:table-cell>
          <table:table-cell table:number-columns-repeated="3" table:style-name="ce188" office:value-type="float" office:value="0" calcext:value-type="float">
            <text:p>0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-10" calcext:value-type="float">
            <text:p>-1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10" calcext:value-type="float">
            <text:p>-1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10" calcext:value-type="float">
            <text:p>-1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3" office:value-type="string" calcext:value-type="string">
            <text:p>has_tp_scroll_or_travel_boots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-5" calcext:value-type="float">
            <text:p>-5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8" office:value-type="float" office:value="10" calcext:value-type="float">
            <text:p>10</text:p>
          </table:table-cell>
          <table:table-cell table:style-name="ce188" office:value-type="float" office:value="-10" calcext:value-type="float">
            <text:p>-1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style-name="ce181" office:value-type="float" office:value="-5" calcext:value-type="float">
            <text:p>-5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5" calcext:value-type="float">
            <text:p>-5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5" calcext:value-type="float">
            <text:p>-5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is_focused_by_enemies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8" office:value-type="float" office:value="-10" calcext:value-type="float">
            <text:p>-1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style-name="ce181" office:value-type="float" office:value="80" calcext:value-type="float">
            <text:p>8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25" calcext:value-type="float">
            <text:p>-25</text:p>
          </table:table-cell>
          <table:table-cell table:number-columns-repeated="7" table:style-name="ce181" office:value-type="float" office:value="0" calcext:value-type="float">
            <text:p>0</text:p>
          </table:table-cell>
          <table:table-cell table:style-name="ce181" office:value-type="float" office:value="-30" calcext:value-type="float">
            <text:p>-3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-30" calcext:value-type="float">
            <text:p>-3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is_shrine_healing_and_enemies_near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style-name="ce187" office:value-type="float" office:value="-85" calcext:value-type="float">
            <text:p>-85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7" table:style-name="ce181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is_shrine_healing_and_no_enemy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style-name="ce181" office:value-type="float" office:value="76" calcext:value-type="float">
            <text:p>76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-30" calcext:value-type="float">
            <text:p>-30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is_weaker_enemy_group_near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player_on_bot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player_on_mid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player_on_top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roam_target_is_near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8" office:value-type="float" office:value="20" calcext:value-type="float">
            <text:p>20</text:p>
          </table:table-cell>
          <table:table-cell table:style-name="ce188" office:value-type="float" office:value="-50" calcext:value-type="float">
            <text:p>-50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number-columns-repeated="14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ally_hero_is_near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-5" calcext:value-type="float">
            <text:p>-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-5" calcext:value-type="float">
            <text:p>-5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8" office:value-type="float" office:value="30" calcext:value-type="float">
            <text:p>30</text:p>
          </table:table-cell>
          <table:table-cell table:style-name="ce188" office:value-type="float" office:value="-20" calcext:value-type="float">
            <text:p>-20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15" calcext:value-type="float">
            <text:p>-15</text:p>
          </table:table-cell>
          <table:table-cell table:number-columns-repeated="13" table:style-name="ce181" office:value-type="float" office:value="0" calcext:value-type="float">
            <text:p>0</text:p>
          </table:table-cell>
          <table:table-cell table:style-name="ce181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has_high_damage_and_health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-25" calcext:value-type="float">
            <text:p>-25</text:p>
          </table:table-cell>
          <table:table-cell table:number-columns-repeated="7" table:style-name="ce181" office:value-type="float" office:value="0" calcext:value-type="float">
            <text:p>0</text:p>
          </table:table-cell>
          <table:table-cell table:style-name="ce181" office:value-type="float" office:value="50" calcext:value-type="float">
            <text:p>50</text:p>
          </table:table-cell>
          <table:table-cell table:style-name="ce181" office:value-type="float" office:value="-50" calcext:value-type="float">
            <text:p>-5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72" office:value-type="string" calcext:value-type="string">
            <text:p>ally_hero_in_roshpit</text:p>
          </table:table-cell>
          <table:table-cell table:number-columns-repeated="6" table:style-name="ce188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4" table:style-name="ce188" office:value-type="float" office:value="0" calcext:value-type="float">
            <text:p>0</text:p>
          </table:table-cell>
          <table:table-cell table:number-columns-repeated="12" table:style-name="ce181" office:value-type="float" office:value="0" calcext:value-type="float">
            <text:p>0</text:p>
          </table:table-cell>
          <table:table-cell table:style-name="ce181" office:value-type="float" office:value="30" calcext:value-type="float">
            <text:p>3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20:07:22.94687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6T20:10:24.621270545</dc:date>
    <meta:editing-duration>P2DT7H8M40S</meta:editing-duration>
    <meta:editing-cycles>2219</meta:editing-cycles>
    <meta:document-statistic meta:table-count="10" meta:cell-count="2533" meta:object-count="0"/>
  </office:meta>
</office:document-meta>
</file>